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910000033A3B406B8301AB0BD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Verdana1" svg:font-family="Verdana" style:font-family-generic="swiss"/>
    <style:font-face style:name="Lohit Devanagari1" svg:font-family="'Lohit Devanagari'" style:font-pitch="variable"/>
    <style:font-face style:name="WenQuanYi Micro Hei2" svg:font-family="'WenQuanYi Micro Hei'" style:font-pitch="variable"/>
    <style:font-face style:name="ヒラギノ角ゴ ProN W6" svg:font-family="'ヒラギノ角ゴ ProN W6'" style:font-pitch="variable"/>
    <style:font-face style:name="Intro Inline" svg:font-family="'Intro Inline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MS PGothic" svg:font-family="'MS PGothic'" style:font-family-generic="swiss" style:font-pitch="variable"/>
    <style:font-face style:name="Segoe UI Light" svg:font-family="'Segoe UI Light'" style:font-family-generic="swiss" style:font-pitch="variable"/>
    <style:font-face style:name="Verdana" svg:font-family="Verdana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2.134cm" fo:min-width="12.334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1.377cm" fo:min-width="0cm"/>
    </style:style>
    <style:style style:name="gr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fo:min-height="2.997cm" fo:min-width="5cm" fo:padding-top="0cm" fo:padding-bottom="0cm" fo:padding-left="0cm" fo:padding-right="0cm" fo:wrap-option="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fo:min-height="2.92cm" fo:min-width="3.655cm" fo:padding-top="0cm" fo:padding-bottom="0cm" fo:padding-left="0cm" fo:padding-right="0cm" fo:wrap-option="wrap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2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3.492cm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444cm" fo:min-width="0cm"/>
    </style:style>
    <style:style style:name="pr1" style:family="presentation" style:parent-style-name="Predeterminado-title">
      <style:graphic-properties draw:auto-grow-height="true" fo:min-height="5.209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title">
      <style:graphic-properties draw:stroke="none" draw:fill="none" draw:fill-color="#ffffff" draw:textarea-horizontal-align="justify" draw:textarea-vertical-align="bottom" draw:auto-grow-height="false" draw:auto-grow-width="false" fo:min-height="3.423cm" fo:min-width="0cm" fo:padding-top="0.141cm" fo:padding-bottom="0.141cm" fo:padding-left="0.141cm" fo:padding-right="0.141cm" fo:wrap-option="wrap" draw:shadow-color="#808080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 draw:fill-image-width="0cm" draw:fill-image-height="0cm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line-height="100%" fo:text-align="justify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align="justify" fo:text-indent="0cm" style:punctuation-wrap="hanging" style:line-break="stric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loext:graphic-properties draw:fill="none" draw:fill-color="#ffffff"/>
      <style:text-properties fo:font-size="42pt" style:text-underline-style="solid" style:text-underline-width="auto" style:text-underline-color="font-color" fo:font-weight="bold" style:font-size-asian="42pt" style:font-weight-asian="bold" style:font-size-complex="42pt" style:font-weight-complex="bold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fo:font-size="46pt" style:text-underline-style="solid" style:text-underline-width="auto" style:text-underline-color="font-color" fo:font-weight="bold" style:font-size-asian="46pt" style:font-weight-asian="bold" style:font-size-complex="46pt" style:font-weight-complex="bold"/>
    </style:style>
    <style:style style:name="P17" style:family="paragraph">
      <loext:graphic-properties draw:fill="none" draw:fill-color="#ffffff"/>
      <style:paragraph-properties style:writing-mode="lr-tb" style:font-independent-line-spacing="true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9" style:family="paragraph">
      <loext:graphic-properties draw:fill="none" draw:fill-color="#ffffff"/>
      <style:paragraph-properties fo:margin-left="0cm" fo:margin-right="0cm" fo:line-height="100%" fo:text-align="justify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margin-top="0.317cm" fo:margin-bottom="0cm" fo:line-height="100%" fo:text-indent="0cm" style:punctuation-wrap="hanging" style:line-break="strict"/>
    </style:style>
    <style:style style:name="P21" style:family="paragraph">
      <loext:graphic-properties draw:fill="none" draw:fill-color="#ffffff"/>
      <style:paragraph-properties fo:margin-left="0cm" fo:margin-right="0cm" fo:margin-top="0.317cm" fo:margin-bottom="0cm" fo:line-height="100%" fo:text-indent="0cm" style:punctuation-wrap="hanging" style:line-break="strict"/>
      <style:text-properties fo:font-size="38pt" fo:font-weight="bold" style:font-size-asian="38pt" style:font-weight-asian="bold" style:font-size-complex="3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Segoe UI Light" fo:font-size="28pt" fo:language="es" fo:country="ES" style:font-name-asian="Segoe UI Light" style:font-size-asian="28pt" style:language-asian="es" style:country-asian="ES" style:font-name-complex="Segoe UI Light" style:font-size-complex="28pt" style:language-complex="es" style:country-complex="ES"/>
    </style:style>
    <style:style style:name="T7" style:family="text">
      <style:text-properties style:font-name="Segoe UI Light" fo:font-size="28pt" fo:language="es" fo:country="ES" fo:font-weight="bold" style:font-name-asian="Segoe UI Light" style:font-size-asian="28pt" style:language-asian="es" style:country-asian="ES" style:font-weight-asian="bold" style:font-name-complex="Segoe UI Light" style:font-size-complex="28pt" style:language-complex="es" style:country-complex="ES" style:font-weight-complex="bold"/>
    </style:style>
    <style:style style:name="T8" style:family="text">
      <style:text-properties fo:color="#404041" style:font-name="Segoe UI Light" fo:font-size="30pt" fo:language="en" fo:country="US" fo:font-weight="bold" style:font-name-asian="MS PGothic" style:font-size-asian="30pt" style:language-asian="en" style:country-asian="US" style:font-weight-asian="bold" style:font-name-complex="MS PGothic" style:font-size-complex="30pt" style:language-complex="en" style:country-complex="US" style:font-weight-complex="bold"/>
    </style:style>
    <style:style style:name="T9" style:family="text">
      <style:text-properties fo:font-size="42pt" style:text-underline-style="solid" style:text-underline-width="auto" style:text-underline-color="font-color" fo:font-weight="bold" style:font-size-asian="42pt" style:font-weight-asian="bold" style:font-size-complex="42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Verdana1" fo:font-size="18pt" fo:font-style="italic" fo:text-shadow="none" style:text-underline-style="none" fo:font-weight="normal" style:letter-kerning="true" style:font-name-asian="WenQuanYi Micro Hei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Verdana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1b3845" style:font-name="Intro Inline" fo:font-size="54pt" fo:language="en" fo:country="US" style:text-underline-style="solid" style:text-underline-width="auto" style:text-underline-color="font-color" fo:font-weight="bold" style:font-name-asian="ヒラギノ角ゴ ProN W6" style:font-size-asian="54pt" style:language-asian="en" style:country-asian="US" style:font-weight-asian="bold" style:font-name-complex="ヒラギノ角ゴ ProN W6" style:font-size-complex="54pt" style:language-complex="en" style:country-complex="US" style:font-weight-complex="bold"/>
    </style:style>
    <style:style style:name="T16" style:family="text">
      <style:text-properties fo:font-size="38pt" style:font-size-asian="38pt" style:font-size-complex="38pt"/>
    </style:style>
    <style:style style:name="T17" style:family="text">
      <style:text-properties fo:color="#1b3845" style:font-name="Intro Inline" fo:font-size="46pt" fo:language="en" fo:country="US" style:text-underline-style="solid" style:text-underline-width="auto" style:text-underline-color="font-color" fo:font-weight="bold" style:font-name-asian="ヒラギノ角ゴ ProN W6" style:font-size-asian="46pt" style:language-asian="en" style:country-asian="US" style:font-weight-asian="bold" style:font-name-complex="ヒラギノ角ゴ ProN W6" style:font-size-complex="46pt" style:language-complex="en" style:country-complex="US" style:font-weight-complex="bold"/>
    </style:style>
    <style:style style:name="T18" style:family="text">
      <style:text-properties fo:color="#1b3845" style:font-name="Intro Inline" fo:font-size="54pt" fo:language="en" fo:country="US" fo:font-weight="bold" style:font-name-asian="ヒラギノ角ゴ ProN W6" style:font-size-asian="54pt" style:language-asian="en" style:country-asian="US" style:font-weight-asian="bold" style:font-name-complex="ヒラギノ角ゴ ProN W6" style:font-size-complex="54pt" style:language-complex="en" style:country-complex="US" style:font-weight-complex="bold"/>
    </style:style>
    <style:style style:name="T19" style:family="text">
      <style:text-properties fo:color="#404040" style:font-name="Segoe UI Light" fo:font-size="24pt" fo:language="es" fo:country="ES" fo:font-weight="bold" style:font-name-asian="Segoe UI Light" style:font-size-asian="24pt" style:language-asian="es" style:country-asian="ES" style:font-weight-asian="bold" style:font-name-complex="Segoe UI Light" style:font-size-complex="24pt" style:language-complex="es" style:country-complex="ES" style:font-weight-complex="bold"/>
    </style:style>
    <style:style style:name="T20" style:family="text">
      <style:text-properties fo:color="#404040" style:font-name="Segoe UI Light" fo:font-size="24pt" fo:language="es" fo:country="ES" style:font-name-asian="Segoe UI Light" style:font-size-asian="24pt" style:language-asian="es" style:country-asian="ES" style:font-name-complex="Segoe UI Light" style:font-size-complex="24pt" style:language-complex="es" style:country-complex="ES"/>
    </style:style>
    <style:style style:name="T21" style:family="text">
      <style:text-properties fo:color="#404040" style:font-name="Segoe UI Light" fo:font-size="24pt" fo:language="es" fo:country="ES" fo:font-weight="normal" style:font-name-asian="Segoe UI Light" style:font-size-asian="24pt" style:language-asian="es" style:country-asian="ES" style:font-weight-asian="normal" style:font-name-complex="Segoe UI Light" style:font-size-complex="24pt" style:language-complex="es" style:country-complex="ES" style:font-weight-complex="normal"/>
    </style:style>
    <style:style style:name="T22" style:family="text">
      <style:text-properties fo:color="#404040" style:font-name="Segoe UI Light" fo:font-size="28pt" fo:language="es" fo:country="ES" fo:font-weight="bold" style:font-name-asian="Segoe UI Light" style:font-size-asian="28pt" style:language-asian="es" style:country-asian="ES" style:font-weight-asian="bold" style:font-name-complex="Segoe UI Light" style:font-size-complex="28pt" style:language-complex="es" style:country-complex="ES" style:font-weight-complex="bold"/>
    </style:style>
    <style:style style:name="T23" style:family="text">
      <style:text-properties fo:color="#404040" style:font-name="Segoe UI Light" fo:font-size="36pt" fo:language="es" fo:country="ES" fo:font-weight="bold" style:font-name-asian="Segoe UI Light" style:font-size-asian="36pt" style:language-asian="es" style:country-asian="ES" style:font-weight-asian="bold" style:font-name-complex="Segoe UI Light" style:font-size-complex="36pt" style:language-complex="es" style:country-complex="ES" style:font-weight-complex="bold"/>
    </style:style>
    <style:style style:name="T24" style:family="text">
      <style:text-properties fo:color="#1b3845" style:font-name="Segoe UI Light" fo:font-size="38pt" fo:language="en" fo:country="US" fo:font-weight="bold" style:font-name-asian="MS PGothic" style:font-size-asian="38pt" style:language-asian="en" style:country-asian="US" style:font-weight-asian="bold" style:font-name-complex="MS PGothic" style:font-size-complex="38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404041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1b384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6">
      <text:list-level-style-bullet text:level="1" text:bullet-char="-">
        <style:list-level-properties/>
        <style:text-properties style:font-name="Segoe UI Light" fo:color="#40404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office:forms form:automatic-focus="false" form:apply-design-mode="false"/>
        <draw:frame presentation:style-name="pr1" draw:text-style-name="P1" draw:layer="layout" svg:width="25.199cm" svg:height="5.209cm" svg:x="1.4cm" svg:y="1.591cm" presentation:class="title" presentation:user-transformed="true">
          <draw:text-box>
            <text:p><text:span text:style-name="T1">La gestión de las licencias de software en ámbito investigador </text:span></text:p>
          </draw:text-box>
        </draw:frame>
        <draw:frame draw:style-name="gr1" draw:text-style-name="P2" draw:layer="layout" svg:width="12.834cm" svg:height="2.384cm" svg:x="14cm" svg:y="16.4cm">
          <draw:text-box>
            <text:p><text:span text:style-name="T2">Vigo, 14 de noviembre de 2017</text:span></text:p>
            <text:p><text:span text:style-name="T2"/></text:p>
            <text:p><text:span text:style-name="T3">Bárbara Román Méndez @abogadopena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9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4">Sociedad tecnológica</text:span></text:p>
          </draw:text-box>
        </draw:frame>
        <draw:frame draw:style-name="gr3" draw:text-style-name="P5" draw:layer="layout" svg:width="24.6cm" svg:height="11.627cm" svg:x="2cm" svg:y="6.4cm">
          <draw:text-box>
            <text:list text:style-name="L2">
              <text:list-item>
                <text:p><text:span text:style-name="T5">Necesidad de creación de nuevos modelos.</text:span></text:p>
                <text:p><text:span text:style-name="T5"/></text:p>
              </text:list-item>
              <text:list-item>
                <text:p><text:span text:style-name="T5">Visibilización de esfuerzos desde las instituciones.</text:span></text:p>
                <text:p><text:span text:style-name="T5"/></text:p>
              </text:list-item>
              <text:list-item>
                <text:p><text:span text:style-name="T5">Cultura digital y conocimiento científico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9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4">Investigación científica</text:span></text:p>
          </draw:text-box>
        </draw:frame>
        <draw:custom-shape draw:name="Rectángulo 1" draw:style-name="gr4" draw:text-style-name="P7" draw:layer="layout" svg:width="25.609cm" svg:height="13.296cm" svg:x="0.8cm" svg:y="5.489cm">
          <text:p text:style-name="P6"><text:span text:style-name="T6"><text:s/></text:span></text:p>
          <text:list text:style-name="L1">
            <text:list-header>
              <text:p text:style-name="P6"><text:span text:style-name="T6"/></text:p>
            </text:list-header>
            <text:list-item>
              <text:p text:style-name="P6"><text:span text:style-name="T6">Información </text:span><text:span text:style-name="T7">libre</text:span><text:span text:style-name="T6">, sociedad libre </text:span></text:p>
              <text:p text:style-name="P6"><text:span text:style-name="T6"/></text:p>
            </text:list-item>
            <text:list-item>
              <text:p text:style-name="P6"><text:span text:style-name="T6">Generación de conocimiento – necesidad de difundir con </text:span><text:span text:style-name="T7">reconocimiento</text:span><text:span text:style-name="T6"> expreso <text:s text:c="3"/></text:span></text:p>
              <text:p text:style-name="P6"><text:span text:style-name="T6"/></text:p>
            </text:list-item>
            <text:list-item>
              <text:p text:style-name="P6"><text:span text:style-name="T6">Tecnología al servicio de la comunidad científica <text:s/>también tiene sus </text:span><text:span text:style-name="T7">limitaciones</text:span><text:span text:style-name="T6"> </text:span></text:p>
              <text:p text:style-name="P6"><text:span text:style-name="T6"/></text:p>
              <text:p text:style-name="P6"><text:span text:style-name="T6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9">
        <office:forms form:automatic-focus="false" form:apply-design-mode="false"/>
        <draw:custom-shape draw:name="Rectangle 9" draw:style-name="gr5" draw:text-style-name="P9" draw:layer="layout" svg:width="8.048cm" svg:height="1.27cm" svg:x="18.352cm" svg:y="5.8cm">
          <text:list text:style-name="L3">
            <text:list-header>
              <text:p text:style-name="P8"><text:span text:style-name="T8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6" draw:text-style-name="P9" draw:layer="layout" svg:width="5cm" svg:height="2.997cm" svg:x="22.881cm" svg:y="12.452cm">
          <text:p/>
          <draw:enhanced-geometry svg:viewBox="0 0 21600 21600" draw:type="rectangle" draw:enhanced-path="M 0 0 L 21600 0 21600 21600 0 21600 0 0 Z N"/>
        </draw:custom-shape>
        <draw:custom-shape draw:name="Rectangle 10" draw:style-name="gr7" draw:text-style-name="P9" draw:layer="layout" svg:width="3.655cm" svg:height="2.92cm" svg:x="0.318cm" svg:y="11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4.2cm" svg:height="2.8cm" svg:x="1.8cm" svg:y="0.8cm">
          <draw:text-box>
            <text:p><text:span text:style-name="T9">Aspectos legales investigación </text:span></text:p>
          </draw:text-box>
        </draw:frame>
        <draw:frame draw:style-name="gr9" draw:text-style-name="P12" draw:layer="layout" svg:width="22.8cm" svg:height="17.453cm" svg:x="2.2cm" svg:y="3.609cm">
          <draw:text-box>
            <text:p text:style-name="P11"><text:span text:style-name="T10">Reconocimiento de la autoría </text:span></text:p>
            <text:p text:style-name="P11"><text:span text:style-name="T10"/></text:p>
            <text:p text:style-name="P11"><text:span text:style-name="T10">Protección de las obras y de los proyectos creados </text:span></text:p>
            <text:p text:style-name="P11"><text:span text:style-name="T10"/></text:p>
            <text:p text:style-name="P11"><text:span text:style-name="T10">Acceso a la información: repositorios públicos y privados </text:span></text:p>
            <text:p><text:span text:style-name="T11"/></text:p>
            <text:p text:style-name="P11"><text:span text:style-name="T12">“</text:span><text:span text:style-name="T13">El conocimiento es un derecho universal y que sólo se pueda acceder a el previo pago de una licencia es un insulto a la inteligencia humana”</text:span><text:span text:style-name="T14"> </text:span></text:p>
            <text:p text:style-name="P11"><text:span text:style-name="T14">by @Kuartillo</text:span></text:p>
            <text:p><text:span text:style-name="T11"/></text:p>
            <text:p><text:span text:style-name="T11"/></text:p>
            <text:p><text:span text:style-name="T11">+ Cuestiones laborales: contratación, colaboración, becas, convenios. </text:span></text:p>
            <text:p/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9">
        <office:forms form:automatic-focus="false" form:apply-design-mode="false"/>
        <draw:frame presentation:style-name="pr5" draw:text-style-name="P13" draw:layer="layout" svg:width="27.725cm" svg:height="1.998cm" svg:x="-0.125cm" svg:y="0.8cm" presentation:class="title" presentation:user-transformed="true">
          <draw:text-box>
            <text:list text:style-name="L4">
              <text:list-header>
                <text:p text:style-name="P8"><text:span text:style-name="T15">Licencias </text:span></text:p>
              </text:list-header>
            </text:list>
          </draw:text-box>
        </draw:frame>
        <draw:frame draw:style-name="gr10" draw:text-style-name="P15" draw:layer="layout" svg:width="24.6cm" svg:height="12.006cm" svg:x="2cm" svg:y="5.8cm">
          <draw:text-box>
            <text:list text:style-name="L1">
              <text:list-item>
                <text:p text:style-name="P14"><text:span text:style-name="T16">¿Cómo funciona una licencia de software? </text:span></text:p>
                <text:p text:style-name="P14"><text:span text:style-name="T16"/></text:p>
              </text:list-item>
              <text:list-item>
                <text:p text:style-name="P14"><text:span text:style-name="T16">¿Cuándo necesito leerla? </text:span></text:p>
                <text:p text:style-name="P14"><text:span text:style-name="T16"/></text:p>
              </text:list-item>
              <text:list-item>
                <text:p><text:span text:style-name="T16">¿Cómo las conozco? ¿Dónde las encuentro?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9">
        <draw:frame presentation:style-name="pr5" draw:text-style-name="P16" draw:layer="layout" svg:width="27.725cm" svg:height="1.998cm" svg:x="-0.125cm" svg:y="0.8cm" presentation:class="title" presentation:user-transformed="true">
          <draw:text-box>
            <text:list text:style-name="L4">
              <text:list-header>
                <text:p text:style-name="P8"><text:span text:style-name="T17">Licencias de software libre </text:span></text:p>
              </text:list-header>
            </text:list>
          </draw:text-box>
        </draw:frame>
        <draw:frame draw:style-name="gr11" draw:text-style-name="P15" draw:layer="layout" svg:width="24.6cm" svg:height="13.742cm" svg:x="1.8cm" svg:y="3.757cm">
          <draw:text-box>
            <text:list text:style-name="L1">
              <text:list-item>
                <text:p text:style-name="P14"><text:span text:style-name="T16">¿Cuando se usa una licencia de software privativo? </text:span></text:p>
                <text:p text:style-name="P14"><text:span text:style-name="T16"/></text:p>
              </text:list-item>
              <text:list-item>
                <text:p text:style-name="P14"><text:span text:style-name="T16">Si no tiene licencia es un software salvaje, no libre. </text:span></text:p>
                <text:p text:style-name="P14"><text:span text:style-name="T16"/></text:p>
              </text:list-item>
              <text:list-item>
                <text:p text:style-name="P14"><text:span text:style-name="T16">¿Y si lo que tengo es un artículo y no un software?</text:span></text:p>
                <text:p text:style-name="P14"><text:span text:style-name="T16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9">
        <draw:frame presentation:style-name="pr5" draw:text-style-name="P17" draw:layer="layout" svg:width="26.925cm" svg:height="2.292cm" svg:x="0.6cm" svg:y="0.6cm" presentation:class="title" presentation:user-transformed="true">
          <draw:text-box>
            <text:list text:style-name="L4">
              <text:list-item>
                <text:p text:style-name="P8"><text:span text:style-name="T18">Escenarios posibles </text:span></text:p>
              </text:list-item>
            </text:list>
          </draw:text-box>
        </draw:frame>
        <draw:custom-shape draw:name="CuadroTexto 1" draw:style-name="gr12" draw:text-style-name="P18" draw:layer="layout" svg:width="25.8cm" svg:height="14.485cm" svg:x="1cm" svg:y="3.6cm">
          <text:list text:style-name="L5">
            <text:list-header>
              <text:p text:style-name="P8"><text:span text:style-name="T19"/></text:p>
            </text:list-header>
            <text:list-item>
              <text:p text:style-name="P8"><text:span text:style-name="T19"/></text:p>
            </text:list-item>
            <text:list-item>
              <text:p text:style-name="P8"><text:span text:style-name="T19"/></text:p>
              <text:p text:style-name="P8"><text:span text:style-name="T19">1. Desarrollo un software: </text:span></text:p>
            </text:list-item>
            <text:list-item>
              <text:p text:style-name="P8"><text:span text:style-name="T19"/></text:p>
              <text:p text:style-name="P8"><text:span text:style-name="T20">¿qué licencia le pongo?</text:span></text:p>
            </text:list-item>
            <text:list-item>
              <text:p text:style-name="P8"><text:span text:style-name="T20"/></text:p>
            </text:list-item>
            <text:list-item>
              <text:p text:style-name="P8"><text:span text:style-name="T20">¿cuántas licencias hay?</text:span></text:p>
            </text:list-item>
            <text:list-item>
              <text:p text:style-name="P8"><text:span text:style-name="T20"/></text:p>
            </text:list-item>
            <text:list-item>
              <text:p text:style-name="P8"><text:span text:style-name="T20">¿me puedo inventar mi propia licencia? </text:span></text:p>
            </text:list-item>
            <text:list-item>
              <text:p text:style-name="P8"><text:span text:style-name="T20"/></text:p>
            </text:list-item>
            <text:list-item>
              <text:p text:style-name="P8"><text:span text:style-name="T20"><text:s text:c="2"/></text:span></text:p>
              <text:p text:style-name="P8"><text:span text:style-name="T20"/></text:p>
              <text:p text:style-name="P8"><text:span text:style-name="T19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9">
        <draw:frame presentation:style-name="pr5" draw:text-style-name="P17" draw:layer="layout" svg:width="26.925cm" svg:height="2.292cm" svg:x="0.6cm" svg:y="0.6cm" presentation:class="title" presentation:user-transformed="true">
          <draw:text-box>
            <text:list text:style-name="L4">
              <text:list-item>
                <text:p text:style-name="P8"><text:span text:style-name="T18">Escenarios posibles </text:span></text:p>
              </text:list-item>
            </text:list>
          </draw:text-box>
        </draw:frame>
        <draw:custom-shape draw:name="CuadroTexto 1" draw:style-name="gr13" draw:text-style-name="P18" draw:layer="layout" svg:width="25.8cm" svg:height="13.469cm" svg:x="1cm" svg:y="3.7cm">
          <text:list text:style-name="L5">
            <text:list-item>
              <text:p text:style-name="P8"><text:span text:style-name="T19"/></text:p>
              <text:p text:style-name="P8"><text:span text:style-name="T20"/></text:p>
              <text:p text:style-name="P8"><text:span text:style-name="T19">2. Utilizo un software en mi proyecto </text:span></text:p>
            </text:list-item>
            <text:list-item>
              <text:p text:style-name="P8"><text:span text:style-name="T19"/></text:p>
            </text:list-item>
            <text:list-item>
              <text:p text:style-name="P8"><text:span text:style-name="T21">¿cómo sé si es compatible con mi trabajo? </text:span></text:p>
            </text:list-item>
            <text:list-item>
              <text:p text:style-name="P8"><text:span text:style-name="T21"/></text:p>
            </text:list-item>
            <text:list-item>
              <text:p text:style-name="P8"><text:span text:style-name="T21">¿dónde encuentro su licencia si es privativa? </text:span></text:p>
            </text:list-item>
            <text:list-item>
              <text:p text:style-name="P8"><text:span text:style-name="T21"/></text:p>
            </text:list-item>
            <text:list-item>
              <text:p text:style-name="P8"><text:span text:style-name="T21">¿dónde encuentro su licencia si es libre? </text:span></text:p>
            </text:list-item>
            <text:list-item>
              <text:p text:style-name="P8"><text:span text:style-name="T21"/></text:p>
            </text:list-item>
            <text:list-item>
              <text:p text:style-name="P8"><text:span text:style-name="T21">Vale, no es de ninguna empresa, entonces ¿dónde consigo soporte o soluciono los problemas técnicos? </text:span></text:p>
              <text:p text:style-name="P8"><text:span text:style-name="T20"><text:s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9">
        <draw:frame presentation:style-name="pr5" draw:text-style-name="P17" draw:layer="layout" svg:width="26.925cm" svg:height="2.292cm" svg:x="0.6cm" svg:y="0.6cm" presentation:class="title" presentation:user-transformed="true">
          <draw:text-box>
            <text:list text:style-name="L4">
              <text:list-item>
                <text:p text:style-name="P8"><text:span text:style-name="T18">Escenarios posibles </text:span></text:p>
              </text:list-item>
            </text:list>
          </draw:text-box>
        </draw:frame>
        <draw:custom-shape draw:name="CuadroTexto 1" draw:style-name="gr14" draw:text-style-name="P18" draw:layer="layout" svg:width="25.8cm" svg:height="14.485cm" svg:x="1cm" svg:y="3.6cm">
          <text:list text:style-name="L5">
            <text:list-item>
              <text:p text:style-name="P8"><text:span text:style-name="T19"/></text:p>
              <text:p text:style-name="P8"><text:span text:style-name="T20"/></text:p>
            </text:list-item>
            <text:list-item>
              <text:p text:style-name="P8"><text:span text:style-name="T19">3. Estoy en un equipo y no nos ponemos de acuerdo</text:span></text:p>
              <text:p text:style-name="P8"><text:span text:style-name="T20"/></text:p>
            </text:list-item>
            <text:list-item>
              <text:p text:style-name="P8"><text:span text:style-name="T20">¿quién toma esa decisión? </text:span></text:p>
            </text:list-item>
            <text:list-item>
              <text:p text:style-name="P8"><text:span text:style-name="T20"/></text:p>
            </text:list-item>
            <text:list-item>
              <text:p text:style-name="P8"><text:span text:style-name="T20">Hay jerarquías y discrepancias, ¿quién decide entonces? </text:span></text:p>
            </text:list-item>
            <text:list-item>
              <text:p text:style-name="P8"><text:span text:style-name="T20"/></text:p>
            </text:list-item>
            <text:list-item>
              <text:p text:style-name="P8"><text:span text:style-name="T20">Vale, no me parece correcto y soy el último mono del equipo, ¿cómo me lo monto para protestar? </text:span></text:p>
            </text:list-item>
            <text:list-item>
              <text:p text:style-name="P8"><text:span text:style-name="T20"/></text:p>
            </text:list-item>
            <text:list-item>
              <text:p text:style-name="P8"><text:span text:style-name="T20">Ya me ha pasado y no me ha gustado la experiencia, ¿cómo consigo que en el siguiente proyecto salga bien? </text:span></text:p>
            </text:list-item>
            <text:list-item>
              <text:p text:style-name="P8"><text:span text:style-name="T19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9">
        <draw:frame presentation:style-name="pr5" draw:text-style-name="P17" draw:layer="layout" svg:width="26.925cm" svg:height="2.292cm" svg:x="0.6cm" svg:y="0.6cm" presentation:class="title" presentation:user-transformed="true">
          <draw:text-box>
            <text:list text:style-name="L4">
              <text:list-item>
                <text:p text:style-name="P8"><text:span text:style-name="T18">Escenarios posibles</text:span></text:p>
              </text:list-item>
            </text:list>
          </draw:text-box>
        </draw:frame>
        <draw:custom-shape draw:name="CuadroTexto 1" draw:style-name="gr15" draw:text-style-name="P18" draw:layer="layout" svg:width="25.8cm" svg:height="17.533cm" svg:x="1cm" svg:y="3.6cm">
          <text:list text:style-name="L5">
            <text:list-item>
              <text:p text:style-name="P8"><text:span text:style-name="T20"><text:s/></text:span></text:p>
            </text:list-item>
            <text:list-item>
              <text:p text:style-name="P8"><text:span text:style-name="T19"/></text:p>
            </text:list-item>
            <text:list-item>
              <text:p text:style-name="P8"><text:span text:style-name="T19">4. Mi directora de proyecto / jefe de departamento / la decana no entiende por qué optar por el software libre </text:span></text:p>
            </text:list-item>
            <text:list-item>
              <text:p text:style-name="P8"><text:span text:style-name="T19"/></text:p>
            </text:list-item>
            <text:list-item>
              <text:p text:style-name="P8"><text:span text:style-name="T20">¿cómo se lo explico? </text:span></text:p>
            </text:list-item>
            <text:list-item>
              <text:p text:style-name="P8"><text:span text:style-name="T20"/></text:p>
            </text:list-item>
            <text:list-item>
              <text:p text:style-name="P8"><text:span text:style-name="T20">No lo veo claro, necesito más argumentos: </text:span></text:p>
            </text:list-item>
            <text:list-item>
              <text:p text:style-name="P8"><text:span text:style-name="T20"/></text:p>
            </text:list-item>
            <text:list-item>
              <text:p text:style-name="P8"><text:span text:style-name="T20">- promover la cultura de cambio </text:span></text:p>
            </text:list-item>
            <text:list-item>
              <text:p text:style-name="P8"><text:span text:style-name="T20">- crear una comunidad fuerte y que se retroalimente </text:span></text:p>
            </text:list-item>
            <text:list-item>
              <text:p text:style-name="P8"><text:span text:style-name="T20">- situar a esa institución entre las referentes del sector </text:span></text:p>
            </text:list-item>
            <text:list-item>
              <text:p text:style-name="P8"><text:span text:style-name="T20">- valorar seriamente si no hay intereses ocultos en el bloqueo a herramientas libres </text:span></text:p>
            </text:list-item>
            <text:list-item>
              <text:p text:style-name="P8"><text:span text:style-name="T20">- sale más barato </text:span></text:p>
            </text:list-item>
            <text:list-item>
              <text:p text:style-name="P8"><text:span text:style-name="T20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9">
        <draw:frame presentation:style-name="pr5" draw:text-style-name="P17" draw:layer="layout" svg:width="26.925cm" svg:height="2.292cm" svg:x="0.6cm" svg:y="0.6cm" presentation:class="title" presentation:user-transformed="true">
          <draw:text-box>
            <text:list text:style-name="L4">
              <text:list-item>
                <text:p text:style-name="P8"><text:span text:style-name="T18">Casos reales </text:span></text:p>
              </text:list-item>
            </text:list>
          </draw:text-box>
        </draw:frame>
        <draw:custom-shape draw:name="CuadroTexto 1" draw:style-name="gr16" draw:text-style-name="P18" draw:layer="layout" svg:width="25.8cm" svg:height="16.517cm" svg:x="1cm" svg:y="3.6cm">
          <text:list text:style-name="L5">
            <text:list-header>
              <text:p text:style-name="P8"><text:span text:style-name="T19">1. Equipo de investigación donde uno de sus miembros desarrolla un software. Se acaba su contrato, se desvincula del proyecto y pierde su software. </text:span></text:p>
              <text:p text:style-name="P8"><text:span text:style-name="T20"><text:s text:c="2"/></text:span></text:p>
              <text:p text:style-name="P8"><text:span text:style-name="T20"/></text:p>
              <text:p text:style-name="P8"><text:span text:style-name="T19">2. Proyecto entre varias instituciones donde se utiliza un software registrado por una de ellas, que ha cedido los derechos de uso, modificación y explotación. Aparece un producto nuevo, se reclama la propiedad y se pierde el caso. </text:span></text:p>
            </text:list-header>
            <text:list-item>
              <text:p text:style-name="P8"><text:span text:style-name="T21"/></text:p>
              <text:p text:style-name="P8"><text:span text:style-name="T20"/></text:p>
            </text:list-item>
            <text:list-item>
              <text:p text:style-name="P8"><text:span text:style-name="T19">3. Proyecto interrumpido durante seis meses porque no se ponen de acuerdo en que se pueda vender el desarrollo, ya que han usado software libre.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9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4">Quédate con estas ideas </text:span></text:p>
          </draw:text-box>
        </draw:frame>
        <draw:custom-shape draw:name="CuadroTexto 1" draw:style-name="gr17" draw:text-style-name="P19" draw:layer="layout" svg:width="24.531cm" svg:height="16.514cm" svg:x="2.069cm" svg:y="4.6cm">
          <text:list text:style-name="L5">
            <text:list-item>
              <text:p text:style-name="P6"><text:span text:style-name="T22">Una licencia de software es un contrato. </text:span></text:p>
            </text:list-item>
            <text:list-item>
              <text:p text:style-name="P6"><text:span text:style-name="T23"/></text:p>
            </text:list-item>
            <text:list-item>
              <text:p text:style-name="P6"><text:span text:style-name="T22">Lo que no tiene licencia, no existe y además es privativo. </text:span></text:p>
            </text:list-item>
            <text:list-item>
              <text:p text:style-name="P6"><text:span text:style-name="T22"/></text:p>
            </text:list-item>
            <text:list-item>
              <text:p text:style-name="P6"><text:span text:style-name="T22">Participa y contribuye con tu proyecto a la comunidad científica. </text:span></text:p>
            </text:list-item>
            <text:list-item>
              <text:p text:style-name="P6"><text:span text:style-name="T22"/></text:p>
            </text:list-item>
            <text:list-item>
              <text:p text:style-name="P6"><text:span text:style-name="T22">Si no eres parte de la solución, eres parte del problema. </text:span></text:p>
            </text:list-item>
            <text:list-item>
              <text:p text:style-name="P6"><text:span text:style-name="T23"/></text:p>
            </text:list-item>
            <text:list-item>
              <text:p text:style-name="P6"><text:span text:style-name="T23"/></text:p>
            </text:list-item>
          </text:list>
          <text:list text:style-name="L6">
            <text:list-header>
              <text:p text:style-name="P6"><text:span text:style-name="T20"/></text:p>
            </text:list-header>
          </text:list>
          <draw:enhanced-geometry svg:viewBox="0 0 21600 21600" draw:mirror-vertical="false" draw:mirror-horizontal="false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9">
        <draw:frame presentation:style-name="pr5" draw:text-style-name="P17" draw:layer="layout" svg:width="19.525cm" svg:height="1.904cm" svg:x="3.875cm" svg:y="3.896cm" presentation:class="title" presentation:user-transformed="true">
          <draw:text-box>
            <text:list text:style-name="L4">
              <text:list-header>
                <text:p text:style-name="P8"><text:span text:style-name="T18">Keep calm and improve it! </text:span></text:p>
              </text:list-header>
            </text:list>
          </draw:text-box>
        </draw:frame>
        <draw:frame draw:style-name="gr18" draw:text-style-name="P21" draw:layer="layout" svg:width="26.6cm" svg:height="3.694cm" svg:x="1.2cm" svg:y="15.8cm">
          <draw:text-box>
            <text:p text:style-name="P20"><text:span text:style-name="T24">Muchas gracias por su atención</text:span></text:p>
            <text:p text:style-name="P20"><text:span text:style-name="T24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Verdana1" svg:font-family="Verdana" style:font-family-generic="swiss"/>
    <style:font-face style:name="Lohit Devanagari1" svg:font-family="'Lohit Devanagari'" style:font-pitch="variable"/>
    <style:font-face style:name="WenQuanYi Micro Hei2" svg:font-family="'WenQuanYi Micro Hei'" style:font-pitch="variable"/>
    <style:font-face style:name="ヒラギノ角ゴ ProN W6" svg:font-family="'ヒラギノ角ゴ ProN W6'" style:font-pitch="variable"/>
    <style:font-face style:name="Intro Inline" svg:font-family="'Intro Inline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MS PGothic" svg:font-family="'MS PGothic'" style:font-family-generic="swiss" style:font-pitch="variable"/>
    <style:font-face style:name="Segoe UI Light" svg:font-family="'Segoe UI Light'" style:font-family-generic="swiss" style:font-pitch="variable"/>
    <style:font-face style:name="Verdana" svg:font-family="Verdana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000000004910000033A3B406B8301AB0BD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0:12:53.840496837</meta:creation-date>
    <dc:date>2017-11-14T11:06:08.178182289</dc:date>
    <meta:editing-duration>PT26M3S</meta:editing-duration>
    <meta:editing-cycles>9</meta:editing-cycles>
    <meta:generator>LibreOffice/5.1.6.2$Linux_x86 LibreOffice_project/10m0$Build-2</meta:generator>
    <meta:document-statistic meta:object-count="76"/>
  </office:meta>
</office:document-meta>
</file>